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5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7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9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0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2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14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.C. NECMETTİN ERBAKAN ÜNİVERSİTESİ</text:h>
      <text:h text:style-name="P2" text:outline-level="2">Mühendislik Fakültesi - Bilgisayar Mühendisliği Bölümü</text:h>
      <text:h text:style-name="P3" text:outline-level="3">Bilgisayar Mühendisliği Uygulamaları Dersi Deney Raporu</text:h>
      <text:p text:style-name="P8">Öğrenci Bilgileri:</text:p>
      <text:list text:style-name="L3">
        <text:list-item>
          <text:p text:style-name="P5"><text:bookmark text:name="p-rc_7f757a57df8171e7-332"/><text:span text:style-name="T1">Ad Soyad:</text:span> Hakan Dönmez </text:p>
        </text:list-item>
        <text:list-item>
          <text:p text:style-name="P5"><text:bookmark text:name="p-rc_7f757a57df8171e7-333"/><text:span text:style-name="T1">Öğrenci No:</text:span> 20010011038 </text:p>
        </text:list-item>
        <text:list-item>
          <text:p text:style-name="P5"><text:bookmark text:name="p-rc_7f757a57df8171e7-334"/><text:span text:style-name="T1">Deney Tarihi:</text:span> 3 Mart 2026 </text:p>
        </text:list-item>
      </text:list>
      <text:p text:style-name="P8">Proje Bilgileri:</text:p>
      <text:list text:style-name="L4">
        <text:list-item>
          <text:p text:style-name="P6"><text:bookmark text:name="p-rc_7f757a57df8171e7-335"/><text:span text:style-name="T1">Proje Başlığı:</text:span> Kısıtlı Kaynaklı IoT Düğümlerinde MQTT-SN ve CoAP Protokollerinin Karşılaştırmalı Olarak İncelenmesi </text:p>
        </text:list-item>
        <text:list-item>
          <text:p text:style-name="P6"><text:bookmark text:name="p-rc_7f757a57df8171e7-336"/><text:span text:style-name="T1">Deney No / Adı:</text:span> Deney 3 / CoAP Sunucu Uygulaması ve Veri Alışverişi Doğrulaması </text:p>
        </text:list-item>
      </text:list>
      <text:p text:style-name="Horizontal_20_Line"/>
      <text:h text:style-name="P3" text:outline-level="3">1. Deneyin Amacı</text:h>
      <text:p text:style-name="P4"><text:bookmark text:name="p-rc_7f757a57df8171e7-337"/>Bu deneyin amacı, FIT IoT-LAB platformu üzerindeki kısıtlı kaynaklı M3 düğümleri üzerinde <text:span text:style-name="T1">RIOT OS</text:span> kullanarak bir CoAP sunucusu yapılandırmak; küresel IPv6 ağı üzerinden bu sunucuya erişim sağlayarak GET ve PUT metotları ile veri alışverişini doğrulamaktır.</text:p>
      <text:h text:style-name="P3" text:outline-level="3">2. Deney Ortamı ve Teknik Yapılandırma</text:h>
      <text:list text:style-name="L5">
        <text:list-item>
          <text:p text:style-name="P7"><text:bookmark text:name="p-rc_7f757a57df8171e7-338"/><text:span text:style-name="T1">Platform:</text:span> FIT IoT-LAB (Saclay Sitesi).</text:p>
        </text:list-item>
        <text:list-item>
          <text:p text:style-name="P7"><text:bookmark text:name="p-rc_7f757a57df8171e7-339"/><text:span text:style-name="T1">Deney Kayıt No (Experiment ID):</text:span> 432999.</text:p>
        </text:list-item>
        <text:list-item>
          <text:p text:style-name="P9">Kullanılan Düğümler:</text:p>
          <text:list>
            <text:list-item>
              <text:p text:style-name="P7"><text:bookmark text:name="p-rc_7f757a57df8171e7-340"/><text:span text:style-name="T1">Sınır Yönlendirici (Border Router):</text:span> m3-10.saclay.iot-lab.info.</text:p>
            </text:list-item>
            <text:list-item>
              <text:p text:style-name="P7"><text:bookmark text:name="p-rc_7f757a57df8171e7-341"/><text:span text:style-name="T1">CoAP Sunucusu (Server):</text:span> m3-11.saclay.iot-lab.info.</text:p>
            </text:list-item>
          </text:list>
        </text:list-item>
        <text:list-item>
          <text:p text:style-name="P7"><text:bookmark text:name="p-rc_7f757a57df8171e7-342"/><text:span text:style-name="T1">Ağ Protokolleri:</text:span> IPv6, 6LoWPAN, CoAP.</text:p>
        </text:list-item>
        <text:list-item>
          <text:p text:style-name="P7"><text:bookmark text:name="p-rc_7f757a57df8171e7-343"/><text:span text:style-name="T1">IPv6 Prefix:</text:span> 2001:660:3207:04c1::/64.</text:p>
        </text:list-item>
      </text:list>
      <text:h text:style-name="P3" text:outline-level="3"><text:soft-page-break/>3. Uygulama Adımları</text:h>
      <text:list text:style-name="L6">
        <text:list-item>
          <text:p text:style-name="P12"><text:bookmark text:name="p-rc_7f757a57df8171e7-344"/><text:span text:style-name="T3">Ağ Kurulumu:</text:span><text:span text:style-name="T2"> </text:span><text:span text:style-name="Source_20_Text"><text:span text:style-name="T2">gnrc_border_router</text:span></text:span><text:span text:style-name="T2"> yazılımı m3-10 düğümüne yüklenerek kablosuz ağ ile internet arasında bir köprü oluşturulmuştur.</text:span></text:p>
        </text:list-item>
        <text:list-item>
          <text:p text:style-name="P12"><text:bookmark text:name="p-rc_7f757a57df8171e7-345"/><text:span text:style-name="T3">Uygulama Katmanı:</text:span><text:span text:style-name="T2"> </text:span><text:span text:style-name="Source_20_Text"><text:span text:style-name="T2">nanocoap_server</text:span></text:span><text:span text:style-name="T2"> örneği m3-11 düğümüne flaşlanarak CoAP servisleri aktif edilmiştir.</text:span></text:p>
        </text:list-item>
        <text:list-item>
          <text:p text:style-name="P12"><text:bookmark text:name="p-rc_7f757a57df8171e7-346"/><text:span text:style-name="T3">Adres Doğrulaması:</text:span><text:span text:style-name="T2"> </text:span><text:span text:style-name="Source_20_Text"><text:span text:style-name="T2">nib neigh</text:span></text:span><text:span text:style-name="T2"> komutu ile sunucu düğümünün global IPv6 adresi olan </text:span><text:span text:style-name="Source_20_Text"><text:span text:style-name="T2">2001:660:3207:4c1:e4d3:6fec:df36:bbe</text:span></text:span><text:span text:style-name="T2"> başarıyla tespit edilmiştir.</text:span></text:p>
        </text:list-item>
      </text:list>
      <text:h text:style-name="P3" text:outline-level="3">4. Deneysel Bulgular (Log Analizi)</text:h>
      <text:p text:style-name="P13"><text:span text:style-name="T2">Deney sırasında </text:span><text:span text:style-name="Source_20_Text"><text:span text:style-name="T2">aiocoap-client</text:span></text:span><text:span text:style-name="T2"> aracı kullanılarak aşağıdaki işlemler gerçekleştirilmiştir:</text:span></text:p>
      <text:list text:style-name="L7">
        <text:list-item>
          <text:p text:style-name="P14"><text:bookmark text:name="p-rc_7f757a57df8171e7-347"/><text:span text:style-name="T3">Kaynak Keşfi:</text:span><text:span text:style-name="T2"> </text:span><text:span text:style-name="Source_20_Text"><text:span text:style-name="T2">/.well-known/core</text:span></text:span><text:span text:style-name="T2"> üzerinden yapılan sorguda sunucun </text:span><text:span text:style-name="Source_20_Text"><text:span text:style-name="T2">echo</text:span></text:span><text:span text:style-name="T2">, </text:span><text:span text:style-name="Source_20_Text"><text:span text:style-name="T2">riot/board</text:span></text:span><text:span text:style-name="T2">, </text:span><text:span text:style-name="Source_20_Text"><text:span text:style-name="T2">riot/value</text:span></text:span><text:span text:style-name="T2"> ve </text:span><text:span text:style-name="Source_20_Text"><text:span text:style-name="T2">sha256</text:span></text:span><text:span text:style-name="T2"> servislerini sunduğu listelenmiştir.</text:span></text:p>
        </text:list-item>
        <text:list-item>
          <text:p text:style-name="P14"><text:bookmark text:name="p-rc_7f757a57df8171e7-348"/><text:span text:style-name="T3">Veri Okuma (GET):</text:span><text:span text:style-name="T2"> </text:span><text:span text:style-name="Source_20_Text"><text:span text:style-name="T2">/riot/board</text:span></text:span><text:span text:style-name="T2"> üzerinden </text:span><text:span text:style-name="Source_20_Text"><text:span text:style-name="T2">iotlab-m3</text:span></text:span><text:span text:style-name="T2"> yanıtı başarıyla alınmıştır.</text:span></text:p>
        </text:list-item>
        <text:list-item>
          <text:p text:style-name="P14"><text:bookmark text:name="p-rc_7f757a57df8171e7-349"/><text:span text:style-name="T3">Veri Yazma (PUT):</text:span><text:span text:style-name="T2"> </text:span><text:span text:style-name="Source_20_Text"><text:span text:style-name="T2">--payload "Hakan2026"</text:span></text:span><text:span text:style-name="T2"> komutu ile </text:span><text:span text:style-name="Source_20_Text"><text:span text:style-name="T2">/riot/value</text:span></text:span><text:span text:style-name="T2"> kaynağına veri gönderilmiş ve sunucudan </text:span><text:span text:style-name="T3">2.04 Changed</text:span><text:span text:style-name="T2"> (Başarıyla Değiştirildi) yanıtı alınmıştır.</text:span></text:p>
        </text:list-item>
      </text:list>
      <text:h text:style-name="P3" text:outline-level="3">5. Sonuç ve Değerlendirme</text:h>
      <text:p text:style-name="P4"><text:bookmark text:name="p-rc_7f757a57df8171e7-350"/>Resmi sistem logları (432999.log) ve JSON çıktıları ile doğrulanan deney sonucunda, CoAP protokolünün kısıtlı kaynaklı IoT düğümlerinde (M3) düşük gecikme ile çalıştığı ve standart HTTP benzeri metotları (GET/PUT) sorunsuz desteklediği görülmüştür. Bu çalışma, proje planındaki "Haberleşme Testleri" (İP 5) aşaması için gerekli tüm teknik verileri ve başarı kriterlerini sağlamıştır</text:p>
      <text:p text:style-name="P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20:59:04.173213695</meta:creation-date>
    <dc:date>2026-03-03T21:01:59.090450146</dc:date>
    <meta:editing-duration>PT2M5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1" meta:word-count="306" meta:character-count="2364" meta:non-whitespace-character-count="2103"/>
  </office:meta>
</office:document-meta>
</file>